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1283a" officeooo:paragraph-rsid="0001283a"/>
    </style:style>
    <style:style style:name="P2" style:family="paragraph" style:parent-style-name="Text_20_body">
      <style:text-properties officeooo:paragraph-rsid="0001283a"/>
    </style:style>
    <style:style style:name="P3" style:family="paragraph" style:parent-style-name="Title">
      <style:paragraph-properties fo:break-before="page"/>
      <style:text-properties officeooo:paragraph-rsid="0001283a"/>
    </style:style>
    <style:style style:name="P4" style:family="paragraph" style:parent-style-name="Heading_20_1">
      <style:text-properties officeooo:rsid="0001283a" officeooo:paragraph-rsid="0001283a"/>
    </style:style>
    <style:style style:name="P5" style:family="paragraph" style:parent-style-name="Heading_20_1">
      <style:text-properties officeooo:paragraph-rsid="0001283a"/>
    </style:style>
    <style:style style:name="P6" style:family="paragraph" style:parent-style-name="Title">
      <style:text-properties officeooo:rsid="00031a98" officeooo:paragraph-rsid="00031a98"/>
    </style:style>
    <style:style style:name="P7" style:family="paragraph" style:parent-style-name="Heading_20_2">
      <style:text-properties officeooo:rsid="0001283a" officeooo:paragraph-rsid="0001283a"/>
    </style:style>
    <style:style style:name="P8" style:family="paragraph" style:parent-style-name="Heading_20_2">
      <style:text-properties officeooo:paragraph-rsid="0001283a"/>
    </style:style>
    <style:style style:name="P9" style:family="paragraph" style:parent-style-name="Quotations">
      <style:paragraph-properties fo:text-align="center" style:justify-single-word="false"/>
    </style:style>
    <style:style style:name="T1" style:family="text">
      <style:text-properties officeooo:rsid="000128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tios</text:p>
      <text:p text:style-name="P9">José Miguel Ramírez Sanz – José Luis Garrido Labrador</text:p>
      <text:p text:style-name="Title">Año 1</text:p>
      <text:h text:style-name="Heading_20_1" text:outline-level="1">Análisis económico</text:h>
      <text:h text:style-name="P7" text:outline-level="2">Rentabilidad</text:h>
      <text:p text:style-name="Text_20_body">Rentabilidad Económica: <text:span text:style-name="T1">2,42/15,12*100=</text:span>16,005%</text:p>
      <text:p text:style-name="Text_20_body">Rentabilidad Financiera: 1,815/13,815*100=13,13789%</text:p>
      <text:p text:style-name="Text_20_body">Valor teórico de una acción (en millones): 13,815/12000 = 0,00115</text:p>
      <text:h text:style-name="P7" text:outline-level="2">Riesgo económico</text:h>
      <text:p text:style-name="P1">Punto muerto: 33,58/6(lotes) El lote vale = 5,5967 millones um</text:p>
      <text:h text:style-name="P4" text:outline-level="1">Análisis financiero</text:h>
      <text:h text:style-name="Heading_20_2" text:outline-level="2">Endeudamiento</text:h>
      <text:p text:style-name="P1">Endeudamiento total: 1,605/15,42=0,104</text:p>
      <text:h text:style-name="P7" text:outline-level="2">Equilibrio financiero</text:h>
      <text:p text:style-name="P1">Solvencia: 0,22/0,605=0,3636</text:p>
      <text:p text:style-name="P1">Liquidez o tesorería: 0,22/0,605=0,3636</text:p>
      <text:p text:style-name="P1"/>
      <text:p text:style-name="P3">Año <text:span text:style-name="T1">2</text:span></text:p>
      <text:h text:style-name="P5" text:outline-level="1">Análisis económico</text:h>
      <text:h text:style-name="P7" text:outline-level="2">Rentabilidad</text:h>
      <text:p text:style-name="P2">Rentabilidad Económica: <text:span text:style-name="T1">0,35/14,965*100=2,338</text:span>%</text:p>
      <text:p text:style-name="P2">Rentabilidad Financiera: <text:span text:style-name="T1">0,1875</text:span>/<text:span text:style-name="T1">14,0025</text:span>*100=<text:span text:style-name="T1">1,339%</text:span></text:p>
      <text:p text:style-name="P2">Valor teórico de una acción (en millones): <text:span text:style-name="T1">14,0025</text:span>/12000 = 0,0011<text:span text:style-name="T1">6</text:span></text:p>
      <text:h text:style-name="P7" text:outline-level="2">Riesgo económico</text:h>
      <text:p text:style-name="P1">Punto muerto: 50,5/9(lotes) El lote vale = 5,6111 millones um</text:p>
      <text:h text:style-name="P4" text:outline-level="1">Análisis financiero</text:h>
      <text:h text:style-name="P8" text:outline-level="2">Endeudamiento</text:h>
      <text:p text:style-name="P1">Endeudamiento total: 0,9625/14,965=0,064</text:p>
      <text:h text:style-name="P7" text:outline-level="2">Equilibrio financiero</text:h>
      <text:p text:style-name="P1">Solvencia: -0,68/0,0625=-10,88</text:p>
      <text:p text:style-name="P1">Liquidez o tesorería: -0,68/0,0625=-10,88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Luis Garrido Labrador</meta:initial-creator>
    <meta:creation-date>2017-03-30T16:30:03.416385623</meta:creation-date>
    <dc:date>2017-04-24T16:41:44.035645193</dc:date>
    <meta:editing-duration>PT1M48S</meta:editing-duration>
    <meta:editing-cycles>2</meta:editing-cycles>
    <meta:generator>LibreOffice/5.3.2.2$Linux_X86_64 LibreOffice_project/30m0$Build-2</meta:generator>
    <meta:document-statistic meta:table-count="0" meta:image-count="0" meta:object-count="0" meta:page-count="2" meta:paragraph-count="30" meta:word-count="103" meta:character-count="930" meta:non-whitespace-character-count="856"/>
  </office:meta>
</office:document-meta>
</file>